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BW</text:p>
          </table:table-cell>
          <table:table-cell/>
          <table:table-cell office:value-type="string">
            <text:p>Delay</text:p>
          </table:table-cell>
          <table:table-cell table:number-columns-repeated="5"/>
        </table:table-row>
        <table:table-row table:style-name="ro1">
          <table:table-cell office:value-type="string">
            <text:p>Peers</text:p>
          </table:table-cell>
          <table:table-cell office:value-type="string">
            <text:p>Unicast</text:p>
          </table:table-cell>
          <table:table-cell office:value-type="string">
            <text:p>Broadcast</text:p>
          </table:table-cell>
          <table:table-cell office:value-type="string">
            <text:p>Unicast</text:p>
          </table:table-cell>
          <table:table-cell office:value-type="string">
            <text:p>Broadcast</text:p>
          </table:table-cell>
          <table:table-cell table:number-columns-repeated="3"/>
          <table:table-cell>
            <draw:frame table:end-cell-address="Sheet1.P19" table:end-x="0.8524in" table:end-y="0.0323in" draw:z-index="0" draw:style-name="gr1" svg:width="6.8567in" svg:height="3.3512in" svg:x="0.2189in" svg:y="0.0803in">
              <draw:object draw:notify-on-update-of-ranges="Sheet1.A2:Sheet1.A2 Sheet1.A3:Sheet1.A30 Sheet1.B2:Sheet1.B2 Sheet1.B3:Sheet1.B30 Sheet1.A2:Sheet1.A2 Sheet1.A3:Sheet1.A30 Sheet1.C2:Sheet1.C2 Sheet1.C3:Shee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662798247">
            <text:p>12.66</text:p>
          </table:table-cell>
          <table:table-cell office:value-type="float" office:value="10">
            <text:p>10</text:p>
          </table:table-cell>
          <table:table-cell office:value-type="float" office:value="400.651">
            <text:p>400.65</text:p>
          </table:table-cell>
          <table:table-cell office:value-type="float" office:value="609.6076">
            <text:p>609.6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.8653040224">
            <text:p>33.87</text:p>
          </table:table-cell>
          <table:table-cell office:value-type="float" office:value="20">
            <text:p>20</text:p>
          </table:table-cell>
          <table:table-cell office:value-type="float" office:value="663.682">
            <text:p>663.68</text:p>
          </table:table-cell>
          <table:table-cell office:value-type="float" office:value="952.2808">
            <text:p>952.2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.5380390376">
            <text:p>61.54</text:p>
          </table:table-cell>
          <table:table-cell office:value-type="float" office:value="30">
            <text:p>30</text:p>
          </table:table-cell>
          <table:table-cell office:value-type="float" office:value="869.402">
            <text:p>869.4</text:p>
          </table:table-cell>
          <table:table-cell office:value-type="float" office:value="1199.841">
            <text:p>1199.8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.4223614524">
            <text:p>93.42</text:p>
          </table:table-cell>
          <table:table-cell office:value-type="float" office:value="40">
            <text:p>40</text:p>
          </table:table-cell>
          <table:table-cell office:value-type="float" office:value="997.53525">
            <text:p>997.54</text:p>
          </table:table-cell>
          <table:table-cell office:value-type="float" office:value="1364.9696">
            <text:p>1364.9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7.5996475335">
            <text:p>127.6</text:p>
          </table:table-cell>
          <table:table-cell office:value-type="float" office:value="50">
            <text:p>50</text:p>
          </table:table-cell>
          <table:table-cell office:value-type="float" office:value="1118.2192">
            <text:p>1118.22</text:p>
          </table:table-cell>
          <table:table-cell office:value-type="float" office:value="1514.3096">
            <text:p>1514.31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5.5594954826">
            <text:p>165.56</text:p>
          </table:table-cell>
          <table:table-cell office:value-type="float" office:value="60">
            <text:p>60</text:p>
          </table:table-cell>
          <table:table-cell office:value-type="float" office:value="1195.54716667">
            <text:p>1195.55</text:p>
          </table:table-cell>
          <table:table-cell office:value-type="float" office:value="1593.4998">
            <text:p>1593.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6.4400310976">
            <text:p>186.44</text:p>
          </table:table-cell>
          <table:table-cell office:value-type="float" office:value="70">
            <text:p>70</text:p>
          </table:table-cell>
          <table:table-cell office:value-type="float" office:value="1253.42557143">
            <text:p>1253.43</text:p>
          </table:table-cell>
          <table:table-cell office:value-type="float" office:value="1684.6012">
            <text:p>1684.6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5.5727002208">
            <text:p>225.57</text:p>
          </table:table-cell>
          <table:table-cell office:value-type="float" office:value="80">
            <text:p>80</text:p>
          </table:table-cell>
          <table:table-cell office:value-type="float" office:value="1328.683375">
            <text:p>1328.68</text:p>
          </table:table-cell>
          <table:table-cell office:value-type="float" office:value="1790.5136">
            <text:p>1790.51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5.2660311364">
            <text:p>265.27</text:p>
          </table:table-cell>
          <table:table-cell office:value-type="float" office:value="90">
            <text:p>90</text:p>
          </table:table-cell>
          <table:table-cell office:value-type="float" office:value="1406.25877778">
            <text:p>1406.26</text:p>
          </table:table-cell>
          <table:table-cell office:value-type="float" office:value="1879.0004">
            <text:p>1879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4.879366025">
            <text:p>304.88</text:p>
          </table:table-cell>
          <table:table-cell office:value-type="float" office:value="100">
            <text:p>100</text:p>
          </table:table-cell>
          <table:table-cell office:value-type="float" office:value="1505.7807">
            <text:p>1505.78</text:p>
          </table:table-cell>
          <table:table-cell office:value-type="float" office:value="1997.072">
            <text:p>1997.07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84.310006086">
            <text:p>784.31</text:p>
          </table:table-cell>
          <table:table-cell office:value-type="float" office:value="200">
            <text:p>200</text:p>
          </table:table-cell>
          <table:table-cell office:value-type="float" office:value="1990.28615">
            <text:p>1990.29</text:p>
          </table:table-cell>
          <table:table-cell office:value-type="float" office:value="2603.7026">
            <text:p>2603.7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14.367310104">
            <text:p>1214.37</text:p>
          </table:table-cell>
          <table:table-cell office:value-type="float" office:value="300">
            <text:p>300</text:p>
          </table:table-cell>
          <table:table-cell office:value-type="float" office:value="2133.85186667">
            <text:p>2133.85</text:p>
          </table:table-cell>
          <table:table-cell office:value-type="float" office:value="2788.1648">
            <text:p>2788.16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69.665941">
            <text:p>1769.67</text:p>
          </table:table-cell>
          <table:table-cell office:value-type="float" office:value="400">
            <text:p>400</text:p>
          </table:table-cell>
          <table:table-cell office:value-type="float" office:value="2392.35935">
            <text:p>2392.36</text:p>
          </table:table-cell>
          <table:table-cell office:value-type="float" office:value="3125.3206">
            <text:p>3125.32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358.13014847">
            <text:p>2358.13</text:p>
          </table:table-cell>
          <table:table-cell office:value-type="float" office:value="500">
            <text:p>500</text:p>
          </table:table-cell>
          <table:table-cell office:value-type="float" office:value="2540.2897">
            <text:p>2540.29</text:p>
          </table:table-cell>
          <table:table-cell office:value-type="float" office:value="3310.894">
            <text:p>3310.89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82.361539666">
            <text:p>2982.36</text:p>
          </table:table-cell>
          <table:table-cell office:value-type="float" office:value="600">
            <text:p>600</text:p>
          </table:table-cell>
          <table:table-cell office:value-type="float" office:value="2729.65073333">
            <text:p>2729.65</text:p>
          </table:table-cell>
          <table:table-cell office:value-type="float" office:value="3547.301">
            <text:p>3547.3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635.447457817">
            <text:p>3635.45</text:p>
          </table:table-cell>
          <table:table-cell office:value-type="float" office:value="700">
            <text:p>700</text:p>
          </table:table-cell>
          <table:table-cell office:value-type="float" office:value="2866.0627">
            <text:p>2866.06</text:p>
          </table:table-cell>
          <table:table-cell office:value-type="float" office:value="3721.4828">
            <text:p>3721.48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309.777478784">
            <text:p>4309.78</text:p>
          </table:table-cell>
          <table:table-cell office:value-type="float" office:value="800">
            <text:p>800</text:p>
          </table:table-cell>
          <table:table-cell office:value-type="float" office:value="2936.7779625">
            <text:p>2936.78</text:p>
          </table:table-cell>
          <table:table-cell office:value-type="float" office:value="3818.7788">
            <text:p>3818.78</text:p>
          </table:table-cell>
          <table:table-cell table:number-columns-repeated="3"/>
          <table:table-cell>
            <draw:frame table:end-cell-address="Sheet1.P36" table:end-x="0.8831in" table:end-y="0.1677in" draw:z-index="1" draw:style-name="gr1" svg:width="6.8953in" svg:height="3.4787in" svg:x="0.211in" svg:y="0.0882in">
              <draw:object draw:notify-on-update-of-ranges="Sheet1.A2:Sheet1.A2 Sheet1.A3:Sheet1.A30 Sheet1.D2:Sheet1.D2 Sheet1.D3:Sheet1.D30 Sheet1.A2:Sheet1.A2 Sheet1.A3:Sheet1.A30 Sheet1.E2:Sheet1.E2 Sheet1.E3:Sheet1.E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002.434833067">
            <text:p>5002.43</text:p>
          </table:table-cell>
          <table:table-cell office:value-type="float" office:value="900">
            <text:p>900</text:p>
          </table:table-cell>
          <table:table-cell office:value-type="float" office:value="2994.29974444">
            <text:p>2994.3</text:p>
          </table:table-cell>
          <table:table-cell office:value-type="float" office:value="3923.3694">
            <text:p>3923.3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720.22333033">
            <text:p>5720.22</text:p>
          </table:table-cell>
          <table:table-cell office:value-type="float" office:value="1000">
            <text:p>1000</text:p>
          </table:table-cell>
          <table:table-cell office:value-type="float" office:value="3018.02536">
            <text:p>3018.03</text:p>
          </table:table-cell>
          <table:table-cell office:value-type="float" office:value="3946.704">
            <text:p>3946.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363.86463992">
            <text:p>12363.86</text:p>
          </table:table-cell>
          <table:table-cell office:value-type="float" office:value="2000">
            <text:p>2000</text:p>
          </table:table-cell>
          <table:table-cell office:value-type="float" office:value="3392.64488">
            <text:p>3392.64</text:p>
          </table:table-cell>
          <table:table-cell office:value-type="float" office:value="4390.1346">
            <text:p>4390.13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0384.25309339">
            <text:p>20384.25</text:p>
          </table:table-cell>
          <table:table-cell office:value-type="float" office:value="3000">
            <text:p>3000</text:p>
          </table:table-cell>
          <table:table-cell office:value-type="float" office:value="3753.11733333">
            <text:p>3753.12</text:p>
          </table:table-cell>
          <table:table-cell office:value-type="float" office:value="4871.9186">
            <text:p>4871.92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8985.00862464">
            <text:p>28985.01</text:p>
          </table:table-cell>
          <table:table-cell office:value-type="float" office:value="4000">
            <text:p>4000</text:p>
          </table:table-cell>
          <table:table-cell office:value-type="float" office:value="3912.5940175">
            <text:p>3912.59</text:p>
          </table:table-cell>
          <table:table-cell office:value-type="float" office:value="5000.0068">
            <text:p>5000.01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4909.31699915">
            <text:p>34909.32</text:p>
          </table:table-cell>
          <table:table-cell office:value-type="float" office:value="5000">
            <text:p>5000</text:p>
          </table:table-cell>
          <table:table-cell office:value-type="float" office:value="4001.406298">
            <text:p>4001.41</text:p>
          </table:table-cell>
          <table:table-cell office:value-type="float" office:value="5153.074">
            <text:p>5153.07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3460.33620458">
            <text:p>43460.34</text:p>
          </table:table-cell>
          <table:table-cell office:value-type="float" office:value="6000">
            <text:p>6000</text:p>
          </table:table-cell>
          <table:table-cell office:value-type="float" office:value="4104.59012">
            <text:p>4104.59</text:p>
          </table:table-cell>
          <table:table-cell office:value-type="float" office:value="5308.4444">
            <text:p>5308.44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2345.13622128">
            <text:p>52345.14</text:p>
          </table:table-cell>
          <table:table-cell office:value-type="float" office:value="7000">
            <text:p>7000</text:p>
          </table:table-cell>
          <table:table-cell office:value-type="float" office:value="4244.65229571">
            <text:p>4244.65</text:p>
          </table:table-cell>
          <table:table-cell office:value-type="float" office:value="5499.2822">
            <text:p>5499.28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1427.25033224">
            <text:p>61427.25</text:p>
          </table:table-cell>
          <table:table-cell office:value-type="float" office:value="8000">
            <text:p>8000</text:p>
          </table:table-cell>
          <table:table-cell office:value-type="float" office:value="4361.79744375">
            <text:p>4361.8</text:p>
          </table:table-cell>
          <table:table-cell office:value-type="float" office:value="5631.1464">
            <text:p>5631.15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0757.32950045">
            <text:p>70757.33</text:p>
          </table:table-cell>
          <table:table-cell office:value-type="float" office:value="9000">
            <text:p>9000</text:p>
          </table:table-cell>
          <table:table-cell office:value-type="float" office:value="4457.58980603">
            <text:p>4457.59</text:p>
          </table:table-cell>
          <table:table-cell office:value-type="float" office:value="5790.27322034">
            <text:p>5790.27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0265.7954693">
            <text:p>80265.8</text:p>
          </table:table-cell>
          <table:table-cell office:value-type="float" office:value="10000">
            <text:p>10000</text:p>
          </table:table-cell>
          <table:table-cell office:value-type="float" office:value="4562.015334">
            <text:p>4562.02</text:p>
          </table:table-cell>
          <table:table-cell office:value-type="float" office:value="5913.2124">
            <text:p>5913.2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21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01T21:26:24</dc:date>
    <meta:generator>OpenOffice.org/3.2$Unix OpenOffice.org_project/320m12$Build-9483</meta:generator>
    <meta:editing-duration>PT00H30M04S</meta:editing-duration>
    <meta:editing-cycles>1</meta:editing-cycles>
    <meta:document-statistic meta:table-count="1" meta:cell-count="1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maximum="10000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true" chart:minimum="10" chart:origin="0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17cm" svg:height="8.513cm" xlink:href=".." chart:class="chart:scatter" chart:style-name="ch1">
        <chart:legend chart:legend-position="bottom" svg:x="6.724cm" svg:y="6.721cm" chart:style-name="ch2"/>
        <chart:plot-area chart:style-name="ch3" table:cell-range-address="Sheet1.A2:Sheet1.C30" chart:data-source-has-labels="row" svg:x="0.146cm" svg:y="0.169cm" svg:width="16.574cm" svg:height="7.803cm">
          <chart:axis chart:dimension="x" chart:name="primary-x" chart:style-name="ch4">
            <chart:title svg:x="8.081cm" svg:y="7.691cm" chart:style-name="ch5">
              <text:p>Network Size</text:p>
            </chart:title>
          </chart:axis>
          <chart:axis chart:dimension="y" chart:name="primary-y" chart:style-name="ch6">
            <chart:title svg:x="-0.001cm" svg:y="4.31cm" chart:style-name="ch7">
              <text:p>Hops</text:p>
            </chart:title>
            <chart:grid chart:style-name="ch8" chart:class="major"/>
          </chart:axis>
          <chart:series chart:style-name="ch9" chart:values-cell-range-address="Sheet1.B3:Sheet1.B30" chart:label-cell-address="Sheet1.B2:Sheet1.B2" chart:class="chart:scatter">
            <chart:domain table:cell-range-address="Sheet1.A3:Sheet1.A30"/>
            <chart:data-point chart:repeated="28"/>
          </chart:series>
          <chart:series chart:style-name="ch10" chart:values-cell-range-address="Sheet1.C3:Sheet1.C30" chart:label-cell-address="Sheet1.C2:Sheet1.C2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Unicast</text:p>
              </table:table-cell>
              <table:table-cell office:value-type="string">
                <text:p text:id="Sheet1.C2:Sheet1.C2">Broadc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3:Sheet1.A30">10</text:p>
              </table:table-cell>
              <table:table-cell office:value-type="float" office:value="12.662798247">
                <text:p text:id="Sheet1.B3:Sheet1.B30">12.662798247</text:p>
              </table:table-cell>
              <table:table-cell office:value-type="float" office:value="10">
                <text:p text:id="Sheet1.C3:Sheet1.C30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3.8653040224">
                <text:p>33.86530402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1.5380390376">
                <text:p>61.5380390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3.4223614524">
                <text:p>93.4223614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7.5996475335">
                <text:p>127.59964753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5.5594954826">
                <text:p>165.55949548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86.4400310976">
                <text:p>186.44003109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25.5727002208">
                <text:p>225.57270022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65.2660311364">
                <text:p>265.26603113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04.879366025">
                <text:p>304.87936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784.310006086">
                <text:p>784.3100060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214.367310104">
                <text:p>1214.3673101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1769.665941">
                <text:p>1769.6659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2358.13014847">
                <text:p>2358.130148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982.361539666">
                <text:p>2982.36153966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3635.447457817">
                <text:p>3635.44745781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4309.777478784">
                <text:p>4309.7774787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5002.434833067">
                <text:p>5002.43483306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5720.22333033">
                <text:p>5720.223330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2363.86463992">
                <text:p>12363.864639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20384.25309339">
                <text:p>20384.2530933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28985.00862464">
                <text:p>28985.008624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4909.31699915">
                <text:p>34909.3169991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43460.33620458">
                <text:p>43460.3362045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52345.13622128">
                <text:p>52345.1362212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61427.25033224">
                <text:p>61427.2503322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70757.32950045">
                <text:p>70757.329500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80265.7954693">
                <text:p>80265.7954693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maximum="1000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15cm" svg:height="8.837cm" xlink:href=".." chart:class="chart:scatter" chart:style-name="ch1">
        <chart:legend chart:legend-position="bottom" svg:x="5.352cm" svg:y="7.646cm" chart:style-name="ch2"/>
        <chart:plot-area chart:style-name="ch3" table:cell-range-address="Sheet1.A2:Sheet1.A30 Sheet1.D2:Sheet1.E30" chart:data-source-has-labels="row" svg:x="0.444cm" svg:y="0.176cm" svg:width="16.37cm" svg:height="7.843cm">
          <chart:axis chart:dimension="x" chart:name="primary-x" chart:style-name="ch4">
            <chart:title svg:x="6.899cm" svg:y="7.021cm" chart:style-name="ch5">
              <text:p>Peers in Network</text:p>
            </chart:title>
          </chart:axis>
          <chart:axis chart:dimension="y" chart:name="primary-y" chart:style-name="ch6">
            <chart:title svg:x="0.295cm" svg:y="5.017cm" chart:style-name="ch7">
              <text:p>Time in ms</text:p>
            </chart:title>
            <chart:grid chart:style-name="ch8" chart:class="major"/>
          </chart:axis>
          <chart:series chart:style-name="ch9" chart:values-cell-range-address="Sheet1.D3:Sheet1.D30" chart:label-cell-address="Sheet1.D2:Sheet1.D2" chart:class="chart:scatter">
            <chart:domain table:cell-range-address="Sheet1.A3:Sheet1.A30"/>
            <chart:data-point chart:repeated="28"/>
          </chart:series>
          <chart:series chart:style-name="ch10" chart:values-cell-range-address="Sheet1.E3:Sheet1.E30" chart:label-cell-address="Sheet1.E2:Sheet1.E2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2:Sheet1.D2">Unicast</text:p>
              </table:table-cell>
              <table:table-cell office:value-type="string">
                <text:p text:id="Sheet1.E2:Sheet1.E2">Broadc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3:Sheet1.A30">10</text:p>
              </table:table-cell>
              <table:table-cell office:value-type="float" office:value="400.651">
                <text:p text:id="Sheet1.D3:Sheet1.D30">400.651</text:p>
              </table:table-cell>
              <table:table-cell office:value-type="float" office:value="609.6076">
                <text:p text:id="Sheet1.E3:Sheet1.E30">609.60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63.682">
                <text:p>663.682</text:p>
              </table:table-cell>
              <table:table-cell office:value-type="float" office:value="952.2808">
                <text:p>952.2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69.402">
                <text:p>869.402</text:p>
              </table:table-cell>
              <table:table-cell office:value-type="float" office:value="1199.841">
                <text:p>1199.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97.53525">
                <text:p>997.53525</text:p>
              </table:table-cell>
              <table:table-cell office:value-type="float" office:value="1364.9696">
                <text:p>1364.9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18.2192">
                <text:p>1118.2192</text:p>
              </table:table-cell>
              <table:table-cell office:value-type="float" office:value="1514.3096">
                <text:p>1514.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95.54716667">
                <text:p>1195.54716667</text:p>
              </table:table-cell>
              <table:table-cell office:value-type="float" office:value="1593.4998">
                <text:p>1593.4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53.42557143">
                <text:p>1253.42557143</text:p>
              </table:table-cell>
              <table:table-cell office:value-type="float" office:value="1684.6012">
                <text:p>1684.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28.683375">
                <text:p>1328.683375</text:p>
              </table:table-cell>
              <table:table-cell office:value-type="float" office:value="1790.5136">
                <text:p>1790.5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06.25877778">
                <text:p>1406.25877778</text:p>
              </table:table-cell>
              <table:table-cell office:value-type="float" office:value="1879.0004">
                <text:p>1879.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05.7807">
                <text:p>1505.7807</text:p>
              </table:table-cell>
              <table:table-cell office:value-type="float" office:value="1997.072">
                <text:p>1997.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990.28615">
                <text:p>1990.28615</text:p>
              </table:table-cell>
              <table:table-cell office:value-type="float" office:value="2603.7026">
                <text:p>2603.7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133.85186667">
                <text:p>2133.85186667</text:p>
              </table:table-cell>
              <table:table-cell office:value-type="float" office:value="2788.1648">
                <text:p>2788.1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392.35935">
                <text:p>2392.35935</text:p>
              </table:table-cell>
              <table:table-cell office:value-type="float" office:value="3125.3206">
                <text:p>3125.3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2540.2897">
                <text:p>2540.2897</text:p>
              </table:table-cell>
              <table:table-cell office:value-type="float" office:value="3310.894">
                <text:p>3310.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729.65073333">
                <text:p>2729.65073333</text:p>
              </table:table-cell>
              <table:table-cell office:value-type="float" office:value="3547.301">
                <text:p>3547.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2866.0627">
                <text:p>2866.0627</text:p>
              </table:table-cell>
              <table:table-cell office:value-type="float" office:value="3721.4828">
                <text:p>3721.4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2936.7779625">
                <text:p>2936.7779625</text:p>
              </table:table-cell>
              <table:table-cell office:value-type="float" office:value="3818.7788">
                <text:p>3818.7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994.29974444">
                <text:p>2994.29974444</text:p>
              </table:table-cell>
              <table:table-cell office:value-type="float" office:value="3923.3694">
                <text:p>3923.3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3018.02536">
                <text:p>3018.02536</text:p>
              </table:table-cell>
              <table:table-cell office:value-type="float" office:value="3946.704">
                <text:p>3946.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3392.64488">
                <text:p>3392.64488</text:p>
              </table:table-cell>
              <table:table-cell office:value-type="float" office:value="4390.1346">
                <text:p>4390.1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3753.11733333">
                <text:p>3753.11733333</text:p>
              </table:table-cell>
              <table:table-cell office:value-type="float" office:value="4871.9186">
                <text:p>4871.9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3912.5940175">
                <text:p>3912.5940175</text:p>
              </table:table-cell>
              <table:table-cell office:value-type="float" office:value="5000.0068">
                <text:p>5000.0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001.406298">
                <text:p>4001.406298</text:p>
              </table:table-cell>
              <table:table-cell office:value-type="float" office:value="5153.074">
                <text:p>5153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4104.59012">
                <text:p>4104.59012</text:p>
              </table:table-cell>
              <table:table-cell office:value-type="float" office:value="5308.4444">
                <text:p>5308.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4244.65229571">
                <text:p>4244.65229571</text:p>
              </table:table-cell>
              <table:table-cell office:value-type="float" office:value="5499.2822">
                <text:p>5499.2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4361.79744375">
                <text:p>4361.79744375</text:p>
              </table:table-cell>
              <table:table-cell office:value-type="float" office:value="5631.1464">
                <text:p>5631.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4457.58980603">
                <text:p>4457.58980603</text:p>
              </table:table-cell>
              <table:table-cell office:value-type="float" office:value="5790.27322034">
                <text:p>5790.27322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4562.015334">
                <text:p>4562.015334</text:p>
              </table:table-cell>
              <table:table-cell office:value-type="float" office:value="5913.2124">
                <text:p>5913.2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